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6.525cm"/>
    </style:style>
    <style:style style:name="co9" style:family="table-column">
      <style:table-column-properties fo:break-before="auto" style:column-width="7.504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632cm"/>
    </style:style>
    <style:style style:name="co13" style:family="table-column">
      <style:table-column-properties fo:break-before="auto" style:column-width="13.189cm"/>
    </style:style>
    <style:style style:name="co14" style:family="table-column">
      <style:table-column-properties fo:break-before="auto" style:column-width="9.996cm"/>
    </style:style>
    <style:style style:name="co15" style:family="table-column">
      <style:table-column-properties fo:break-before="auto" style:column-width="7.001cm"/>
    </style:style>
    <style:style style:name="co16" style:family="table-column">
      <style:table-column-properties fo:break-before="auto" style:column-width="10.64cm"/>
    </style:style>
    <style:style style:name="co17" style:family="table-column">
      <style:table-column-properties fo:break-before="auto" style:column-width="8.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users">
      <style:table-properties table:display="true" style:writing-mode="lr-tb"/>
    </style:style>
    <style:style style:name="ta2" style:family="table" style:master-page-name="PageStyle_5f_salons">
      <style:table-properties table:display="true" style:writing-mode="lr-tb"/>
    </style:style>
    <style:style style:name="ta3" style:family="table" style:master-page-name="PageStyle_5f_openingHours">
      <style:table-properties table:display="true" style:writing-mode="lr-tb"/>
    </style:style>
    <style:style style:name="ta4" style:family="table" style:master-page-name="PageStyle_5f_services">
      <style:table-properties table:display="true" style:writing-mode="lr-tb"/>
    </style:style>
    <style:style style:name="ta5" style:family="table" style:master-page-name="PageStyle_5f_roles">
      <style:table-properties table:display="true" style:writing-mode="lr-tb"/>
    </style:style>
    <style:style style:name="ta6" style:family="table" style:master-page-name="PageStyle_5f_photos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Excel_20_Built-in_20_Normal_20_1">
      <style:table-cell-properties fo:border-bottom="0.035cm solid #000000" fo:background-color="#fff2cc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_20_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_20_1">
      <style:table-cell-properties fo:border-bottom="0.035cm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_20_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_20_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_20_1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_20_1">
      <style:text-properties fo:color="#263238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_20_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_20_1">
      <style:table-cell-properties fo:border-bottom="0.035cm solid #000000" fo:background-color="#c9daf8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_20_1">
      <style:table-cell-properties fo:background-color="#c9daf8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_20_1">
      <style:table-cell-properties fo:border-bottom="0.035cm solid #000000" fo:background-color="#f4cccc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_20_1">
      <style:table-cell-properties fo:border-bottom="none" fo:background-color="#f4ccc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_20_1">
      <style:table-cell-properties fo:border-bottom="0.035cm solid #000000" fo:background-color="#f4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_20_1">
      <style:table-cell-properties fo:background-color="#f4cc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_20_1">
      <style:table-cell-properties fo:background-color="#f4cccc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_20_1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fo:border-bottom="0.035cm solid #000000" fo:background-color="#f4cccc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fo:background-color="#d9ead3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fo:border-bottom="none" fo:background-color="#d9ead3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 style:data-style-name="N3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_20_1">
      <style:table-cell-properties fo:border-bottom="0.035cm solid #000000" fo:background-color="#fce5cd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_20_1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_20_1">
      <style:table-cell-properties fo:border-bottom="0.035cm solid #000000" fo:background-color="#fce5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_20_1">
      <style:table-cell-properties fo:border-bottom="0.035cm solid #000000" fo:background-color="#fce5cd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_20_1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1" table:default-cell-style-name="Excel_20_Built-in_20_Normal_20_1"/>
        <table:table-column table:style-name="co4" table:default-cell-style-name="Excel_20_Built-in_20_Normal_20_1"/>
        <table:table-column table:style-name="co5" table:default-cell-style-name="Excel_20_Built-in_20_Normal_20_1"/>
        <table:table-column table:style-name="co6" table:default-cell-style-name="Excel_20_Built-in_20_Normal_20_1"/>
        <table:table-column table:style-name="co1" table:number-columns-repeated="19" table:default-cell-style-name="Excel_20_Built-in_20_Normal_20_1"/>
        <table:table-column table:style-name="co7" table:number-columns-repeated="998" table:default-cell-style-name="Excel_20_Built-in_20_Normal_20_1"/>
        <table:table-row table:style-name="ro1">
          <table:table-cell table:style-name="ce1" office:value-type="string">
            <text:p>user_id</text:p>
          </table:table-cell>
          <table:table-cell table:style-name="ce3" office:value-type="string">
            <text:p>email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last_name</text:p>
          </table:table-cell>
          <table:table-cell table:style-name="ce3" office:value-type="string">
            <text:p>phone_number</text:p>
          </table:table-cell>
          <table:table-cell table:style-name="ce3" office:value-type="string">
            <text:p>city</text:p>
          </table:table-cell>
          <table:table-cell table:style-name="ce3" office:value-type="string">
            <text:p>address</text:p>
          </table:table-cell>
          <table:table-cell table:style-name="ce3" office:value-type="string">
            <text:p>title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aquarev@orange.com</text:p>
          </table:table-cell>
          <table:table-cell table:number-columns-repeated="2" table:style-name="ce4" office:value-type="string">
            <text:p>Sandra</text:p>
          </table:table-cell>
          <table:table-cell table:style-name="ce2" office:value-type="string">
            <text:p>+221 77-425-87-12</text:p>
          </table:table-cell>
          <table:table-cell table:style-name="ce6" office:value-type="string">
            <text:p>Dakar</text:p>
          </table:table-cell>
          <table:table-cell table:style-name="ce6" office:value-type="string">
            <text:p>65 rue felix faure, dakar</text:p>
          </table:table-cell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omaelbeauty.sen@gmail.com</text:p>
          </table:table-cell>
          <table:table-cell table:style-name="ce6" office:value-type="string">
            <text:p>Mimi</text:p>
          </table:table-cell>
          <table:table-cell table:style-name="ce6" office:value-type="string">
            <text:p>Diallo</text:p>
          </table:table-cell>
          <table:table-cell table:style-name="ce2" office:value-type="string">
            <text:p>+221 77-537-37-45</text:p>
          </table:table-cell>
          <table:table-cell table:style-name="ce6" office:value-type="string">
            <text:p>Dakar</text:p>
          </table:table-cell>
          <table:table-cell table:style-name="ce4" office:value-type="string">
            <text:p>Mamelles Cite Assemblé apres Nouvelle Frontiere</text:p>
          </table:table-cell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sarah@gmail.com</text:p>
          </table:table-cell>
          <table:table-cell table:number-columns-repeated="2" table:style-name="ce7" office:value-type="string">
            <text:p>Sarah</text:p>
          </table:table-cell>
          <table:table-cell table:style-name="ce4" office:value-type="string">
            <text:p>+221 77-450-08-12</text:p>
          </table:table-cell>
          <table:table-cell table:style-name="ce6" office:value-type="string">
            <text:p>Dakar</text:p>
          </table:table-cell>
          <table:table-cell table:style-name="ce6"/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jihane@gmail.com</text:p>
          </table:table-cell>
          <table:table-cell table:style-name="ce7" office:value-type="string">
            <text:p>Jihane</text:p>
          </table:table-cell>
          <table:table-cell table:style-name="ce7" office:value-type="string">
            <text:p>Jihane</text:p>
          </table:table-cell>
          <table:table-cell table:style-name="ce4" office:value-type="string">
            <text:p>+221 77-399-56-72</text:p>
          </table:table-cell>
          <table:table-cell table:style-name="ce6" office:value-type="string">
            <text:p>Dakar</text:p>
          </table:table-cell>
          <table:table-cell table:style-name="ce6"/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Sawsane@gmail.com</text:p>
          </table:table-cell>
          <table:table-cell table:style-name="ce7" office:value-type="string">
            <text:p>Sawsane</text:p>
          </table:table-cell>
          <table:table-cell table:style-name="ce7" office:value-type="string">
            <text:p>Sawsane</text:p>
          </table:table-cell>
          <table:table-cell table:style-name="ce4" office:value-type="string">
            <text:p>+221 77-574-00-87</text:p>
          </table:table-cell>
          <table:table-cell table:style-name="ce6" office:value-type="string">
            <text:p>Dakar</text:p>
          </table:table-cell>
          <table:table-cell/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Jessica@gmail.com</text:p>
          </table:table-cell>
          <table:table-cell table:number-columns-repeated="2" table:style-name="ce7" office:value-type="string">
            <text:p>Jessica</text:p>
          </table:table-cell>
          <table:table-cell table:style-name="ce4" office:value-type="string">
            <text:p>+221 78-546-92-43</text:p>
          </table:table-cell>
          <table:table-cell table:style-name="ce6" office:value-type="string">
            <text:p>Dakar</text:p>
          </table:table-cell>
          <table:table-cell/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Binta@gmail.com</text:p>
          </table:table-cell>
          <table:table-cell table:style-name="ce7" office:value-type="string">
            <text:p>Binta</text:p>
          </table:table-cell>
          <table:table-cell table:style-name="ce7" office:value-type="string">
            <text:p>Binta</text:p>
          </table:table-cell>
          <table:table-cell table:style-name="ce4" office:value-type="string">
            <text:p>+221 77-257-35-35</text:p>
          </table:table-cell>
          <table:table-cell table:style-name="ce6" office:value-type="string">
            <text:p>Dakar</text:p>
          </table:table-cell>
          <table:table-cell/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Nabou@gmail.com</text:p>
          </table:table-cell>
          <table:table-cell table:style-name="ce7" office:value-type="string">
            <text:p>Nabou</text:p>
          </table:table-cell>
          <table:table-cell table:style-name="ce7" office:value-type="string">
            <text:p>Nabou</text:p>
          </table:table-cell>
          <table:table-cell table:style-name="ce4" office:value-type="string">
            <text:p>+221 77-571-77-05</text:p>
          </table:table-cell>
          <table:table-cell table:style-name="ce6" office:value-type="string">
            <text:p>Dakar</text:p>
          </table:table-cell>
          <table:table-cell table:style-name="ce9"/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MarieJosé@gmail.com</text:p>
          </table:table-cell>
          <table:table-cell table:number-columns-repeated="2" table:style-name="ce7" office:value-type="string">
            <text:p>Marie José</text:p>
          </table:table-cell>
          <table:table-cell table:style-name="ce8" office:value-type="string">
            <text:p>+221 77-650-04-37</text:p>
          </table:table-cell>
          <table:table-cell table:style-name="ce6" office:value-type="string">
            <text:p>Dakar</text:p>
          </table:table-cell>
          <table:table-cell/>
          <table:table-cell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Touré@gmail.com</text:p>
          </table:table-cell>
          <table:table-cell table:style-name="ce4" office:value-type="string">
            <text:p>Astou</text:p>
          </table:table-cell>
          <table:table-cell table:style-name="ce4" office:value-type="string">
            <text:p>Touré</text:p>
          </table:table-cell>
          <table:table-cell table:style-name="ce2" office:value-type="string">
            <text:p>+221 78-448-36-26</text:p>
          </table:table-cell>
          <table:table-cell table:style-name="ce6" office:value-type="string">
            <text:p>Dakar</text:p>
          </table:table-cell>
          <table:table-cell table:style-name="ce4"/>
          <table:table-cell table:style-name="ce4"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Basse@gmail.com</text:p>
          </table:table-cell>
          <table:table-cell table:style-name="ce4" office:value-type="string">
            <text:p>Julie </text:p>
          </table:table-cell>
          <table:table-cell table:style-name="ce4" office:value-type="string">
            <text:p>Basse</text:p>
          </table:table-cell>
          <table:table-cell table:style-name="ce2" office:value-type="string">
            <text:p>+221 78-121-33-13</text:p>
          </table:table-cell>
          <table:table-cell table:style-name="ce6" office:value-type="string">
            <text:p>Dakar</text:p>
          </table:table-cell>
          <table:table-cell table:style-name="ce4"/>
          <table:table-cell table:style-name="ce4" office:value-type="string">
            <text:p>Mme</text:p>
          </table:table-cell>
          <table:table-cell table:number-columns-repeated="101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Bodian@gmail.com</text:p>
          </table:table-cell>
          <table:table-cell table:style-name="ce4" office:value-type="string">
            <text:p>Mamy</text:p>
          </table:table-cell>
          <table:table-cell table:style-name="ce4" office:value-type="string">
            <text:p>Bodian</text:p>
          </table:table-cell>
          <table:table-cell table:style-name="ce2" office:value-type="string">
            <text:p>+221 77-522-48-50</text:p>
          </table:table-cell>
          <table:table-cell table:style-name="ce6" office:value-type="string">
            <text:p>Dakar</text:p>
          </table:table-cell>
          <table:table-cell table:style-name="ce4"/>
          <table:table-cell table:style-name="ce4" office:value-type="string">
            <text:p>Mme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ons" table:style-name="ta2" table:print="false">
        <office:forms form:automatic-focus="false" form:apply-design-mode="false"/>
        <table:table-column table:style-name="co1" table:default-cell-style-name="Excel_20_Built-in_20_Normal_20_1"/>
        <table:table-column table:style-name="co8" table:default-cell-style-name="Excel_20_Built-in_20_Normal_20_1"/>
        <table:table-column table:style-name="co1" table:default-cell-style-name="Excel_20_Built-in_20_Normal_20_1"/>
        <table:table-column table:style-name="co9" table:default-cell-style-name="Excel_20_Built-in_20_Normal_20_1"/>
        <table:table-column table:style-name="co10" table:default-cell-style-name="Excel_20_Built-in_20_Normal_20_1"/>
        <table:table-column table:style-name="co1" table:default-cell-style-name="Excel_20_Built-in_20_Normal_20_1"/>
        <table:table-column table:style-name="co11" table:default-cell-style-name="Excel_20_Built-in_20_Normal_20_1"/>
        <table:table-column table:style-name="co1" table:number-columns-repeated="19" table:default-cell-style-name="Excel_20_Built-in_20_Normal_20_1"/>
        <table:table-column table:style-name="co7" table:number-columns-repeated="998" table:default-cell-style-name="Excel_20_Built-in_20_Normal_20_1"/>
        <table:table-row table:style-name="ro1">
          <table:table-cell table:style-name="ce10" office:value-type="string">
            <text:p>salon_id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city</text:p>
          </table:table-cell>
          <table:table-cell table:style-name="ce10" office:value-type="string">
            <text:p>address</text:p>
          </table:table-cell>
          <table:table-cell table:style-name="ce10" office:value-type="string">
            <text:p>phone</text:p>
          </table:table-cell>
          <table:table-cell table:style-name="ce11" office:value-type="string">
            <text:p>latitude</text:p>
          </table:table-cell>
          <table:table-cell table:style-name="ce11" office:value-type="string">
            <text:p>longitude</text:p>
          </table:table-cell>
          <table:table-cell table:number-columns-repeated="1017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Aquarev</text:p>
          </table:table-cell>
          <table:table-cell office:value-type="string">
            <text:p>dakar</text:p>
          </table:table-cell>
          <table:table-cell table:style-name="ce6" office:value-type="string">
            <text:p>65 Rue Felix Faure, Dakar</text:p>
          </table:table-cell>
          <table:table-cell table:style-name="ce6" office:value-type="string">
            <text:p>221-338222262</text:p>
          </table:table-cell>
          <table:table-cell office:value-type="string">
            <text:p>14.6668969</text:p>
          </table:table-cell>
          <table:table-cell office:value-type="string">
            <text:p>-17.436031200000002</text:p>
          </table:table-cell>
          <table:table-cell table:number-columns-repeated="1017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 office:value-type="string">
            <text:p>Omael beauty</text:p>
          </table:table-cell>
          <table:table-cell office:value-type="string">
            <text:p>dakar</text:p>
          </table:table-cell>
          <table:table-cell table:style-name="ce4" office:value-type="string">
            <text:p>Mamelles Cite Assemblé apres Nouvelle Frontiere, Dakar</text:p>
          </table:table-cell>
          <table:table-cell table:style-name="ce6" office:value-type="string">
            <text:p>221-338609880</text:p>
          </table:table-cell>
          <table:table-cell office:value-type="string">
            <text:p>14.7286374</text:p>
          </table:table-cell>
          <table:table-cell office:value-type="string">
            <text:p>-17.5020344,17</text:p>
          </table:table-cell>
          <table:table-cell table:number-columns-repeated="1017"/>
        </table:table-row>
        <table:table-row table:style-name="ro2" table:number-rows-repeated="1045557">
          <table:table-cell table:number-columns-repeated="1024"/>
        </table:table-row>
        <table:table-row table:style-name="ro3" table:number-rows-repeated="30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eningHours" table:style-name="ta3" table:print="false">
        <office:forms form:automatic-focus="false" form:apply-design-mode="false"/>
        <table:table-column table:style-name="co12" table:default-cell-style-name="Excel_20_Built-in_20_Normal_20_1"/>
        <table:table-column table:style-name="co1" table:number-columns-repeated="25" table:default-cell-style-name="Excel_20_Built-in_20_Normal_20_1"/>
        <table:table-column table:style-name="co7" table:number-columns-repeated="998" table:default-cell-style-name="Excel_20_Built-in_20_Normal_20_1"/>
        <table:table-row table:style-name="ro1">
          <table:table-cell table:style-name="ce12" office:value-type="string">
            <text:p>opening_hour_id</text:p>
          </table:table-cell>
          <table:table-cell table:style-name="ce14" office:value-type="string">
            <text:p>salon_id</text:p>
          </table:table-cell>
          <table:table-cell table:style-name="ce14" office:value-type="string">
            <text:p>day</text:p>
          </table:table-cell>
          <table:table-cell table:style-name="ce14" office:value-type="string">
            <text:p>start_hour</text:p>
          </table:table-cell>
          <table:table-cell table:style-name="ce19" office:value-type="string">
            <text:p>end_hour</text:p>
          </table:table-cell>
          <table:table-cell table:number-columns-repeated="1019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string">
            <text:p>Lun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18H00M00S">
            <text:p>18:00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ar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18H00M00S">
            <text:p>18:00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Mercre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18H00M00S">
            <text:p>18:00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Jeu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18H00M00S">
            <text:p>18:00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Vendre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18H00M00S">
            <text:p>18:00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Same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18H00M00S">
            <text:p>18:00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Lun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20H00M00S">
            <text:p>20:00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Mar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20H00M00S">
            <text:p>20:00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Mercre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20H00M00S">
            <text:p>20:00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Jeu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20H00M00S">
            <text:p>20:00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Vendre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20H00M00S">
            <text:p>20:00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Samedi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20H00M00S">
            <text:p>20:00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Dimanche</text:p>
          </table:table-cell>
          <table:table-cell table:style-name="ce18" office:value-type="time" office:time-value="PT09H00M00S">
            <text:p>09:00</text:p>
          </table:table-cell>
          <table:table-cell table:style-name="ce18" office:value-type="time" office:time-value="PT20H00M00S">
            <text:p>20:00</text:p>
          </table:table-cell>
          <table:table-cell table:number-columns-repeated="1019"/>
        </table:table-row>
        <table:table-row table:style-name="ro1" table:number-rows-repeated="7">
          <table:table-cell table:style-name="ce2"/>
          <table:table-cell table:style-name="ce6"/>
          <table:table-cell table:style-name="ce9"/>
          <table:table-cell table:style-name="ce18" table:number-columns-repeated="2"/>
          <table:table-cell table:number-columns-repeated="1019"/>
        </table:table-row>
        <table:table-row table:style-name="ro1" table:number-rows-repeated="7">
          <table:table-cell table:style-name="ce2"/>
          <table:table-cell table:style-name="ce6"/>
          <table:table-cell table:style-name="ce4"/>
          <table:table-cell table:style-name="ce18" table:number-columns-repeated="2"/>
          <table:table-cell table:number-columns-repeated="1019"/>
        </table:table-row>
        <table:table-row table:style-name="ro1" table:number-rows-repeated="31">
          <table:table-cell table:style-name="ce2"/>
          <table:table-cell table:style-name="ce6"/>
          <table:table-cell table:style-name="ce9"/>
          <table:table-cell table:style-name="ce18" table:number-columns-repeated="2"/>
          <table:table-cell table:number-columns-repeated="1019"/>
        </table:table-row>
        <table:table-row table:style-name="ro1" table:number-rows-repeated="7">
          <table:table-cell table:style-name="ce2"/>
          <table:table-cell table:style-name="ce6"/>
          <table:table-cell table:style-name="ce16"/>
          <table:table-cell table:style-name="ce18"/>
          <table:table-cell table:style-name="ce20"/>
          <table:table-cell table:number-columns-repeated="1019"/>
        </table:table-row>
        <table:table-row table:style-name="ro1" table:number-rows-repeated="7">
          <table:table-cell table:style-name="ce2"/>
          <table:table-cell table:style-name="ce6"/>
          <table:table-cell table:style-name="ce16"/>
          <table:table-cell table:style-name="ce18" table:number-columns-repeated="2"/>
          <table:table-cell table:number-columns-repeated="1019"/>
        </table:table-row>
        <table:table-row table:style-name="ro1" table:number-rows-repeated="92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ces" table:style-name="ta4" table:print="false">
        <office:forms form:automatic-focus="false" form:apply-design-mode="false"/>
        <table:table-column table:style-name="co1" table:number-columns-repeated="2" table:default-cell-style-name="Excel_20_Built-in_20_Normal_20_1"/>
        <table:table-column table:style-name="co13" table:default-cell-style-name="Excel_20_Built-in_20_Normal_20_1"/>
        <table:table-column table:style-name="co14" table:default-cell-style-name="Excel_20_Built-in_20_Normal_20_1"/>
        <table:table-column table:style-name="co1" table:default-cell-style-name="Excel_20_Built-in_20_Normal_20_1"/>
        <table:table-column table:style-name="co15" table:default-cell-style-name="Excel_20_Built-in_20_Normal_20_1"/>
        <table:table-column table:style-name="co1" table:number-columns-repeated="20" table:default-cell-style-name="Excel_20_Built-in_20_Normal_20_1"/>
        <table:table-column table:style-name="co7" table:number-columns-repeated="998" table:default-cell-style-name="Excel_20_Built-in_20_Normal_20_1"/>
        <table:table-row table:style-name="ro1">
          <table:table-cell table:style-name="ce21" office:value-type="string">
            <text:p>service_id</text:p>
          </table:table-cell>
          <table:table-cell table:style-name="ce21" office:value-type="string">
            <text:p>salon_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duration_min</text:p>
          </table:table-cell>
          <table:table-cell table:style-name="ce21" office:value-type="string">
            <text:p>category</text:p>
          </table:table-cell>
          <table:table-cell table:style-name="ce22" office:value-type="string">
            <text:p>price_cent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7" office:value-type="string">
            <text:p>visage complet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Epilation</text:p>
          </table:table-cell>
          <table:table-cell table:style-name="ce23" office:value-type="float" office:value="10000">
            <text:p>10 00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string">
            <text:p>sourcils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7" office:value-type="string">
            <text:p>levres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7" office:value-type="string">
            <text:p>menton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4" office:value-type="string">
            <text:p>joues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4" office:value-type="string">
            <text:p>aisselles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4" office:value-type="string">
            <text:p>dos entier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4" office:value-type="string">
            <text:p>torse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4" office:value-type="string">
            <text:p>demi bras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string">
            <text:p>bras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8000">
            <text:p>800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4" office:value-type="string">
            <text:p>maillot traditionnel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4" office:value-type="string">
            <text:p>maillot bresilien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8000">
            <text:p>800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4" office:value-type="string">
            <text:p>maillot integral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4" office:value-type="string">
            <text:p>ventre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4" office:value-type="string">
            <text:p>fesses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4" office:value-type="string">
            <text:p>demi jambes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7000">
            <text:p>700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4" office:value-type="string">
            <text:p>jambes completes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ce7" office:value-type="string">
            <text:p>aisselles + maillot + bresilien + jambes + demi bras</text:p>
          </table:table-cell>
          <table:table-cell table:style-name="ce7" office:value-type="string">
            <text:p>a la cire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7" office:value-type="string">
            <text:p>aisselles + maillot + bresilien + jambes + demi bras</text:p>
          </table:table-cell>
          <table:table-cell table:style-name="ce7" office:value-type="string">
            <text:p>au sucre oriental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Levre Superieure</text:p>
          </table:table-cell>
          <table:table-cell table:style-name="ce7" office:value-type="string">
            <text:p>femme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menton</text:p>
          </table:table-cell>
          <table:table-cell table:style-name="ce7" office:value-type="string">
            <text:p>femme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joues</text:p>
          </table:table-cell>
          <table:table-cell table:style-name="ce7" office:value-type="string">
            <text:p>femme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Epilation</text:p>
          </table:table-cell>
          <table:table-cell table:style-name="ce7"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tempes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aisselles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40000">
            <text:p>40000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avant bras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45000">
            <text:p>4500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bras complet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65000">
            <text:p>6500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ventre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40000">
            <text:p>4000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maillot traditionnel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45000">
            <text:p>45000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maillot bresilien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65000">
            <text:p>65000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maillot integral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85000">
            <text:p>85000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fesses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65000">
            <text:p>65000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demi jambes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80000">
            <text:p>80000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jambes entieres</text:p>
          </table:table-cell>
          <table:table-cell table:style-name="ce7" office:value-type="string">
            <text:p>fe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125000">
            <text:p>125000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oreilles</text:p>
          </table:table-cell>
          <table:table-cell table:style-name="ce7" office:value-type="string">
            <text:p>ho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paumettes</text:p>
          </table:table-cell>
          <table:table-cell table:style-name="ce7" office:value-type="string">
            <text:p>ho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40000">
            <text:p>40000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aisselles</text:p>
          </table:table-cell>
          <table:table-cell table:style-name="ce7" office:value-type="string">
            <text:p>ho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45000">
            <text:p>45000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dos</text:p>
          </table:table-cell>
          <table:table-cell table:style-name="ce7" office:value-type="string">
            <text:p>ho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80000">
            <text:p>8000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torse</text:p>
          </table:table-cell>
          <table:table-cell table:style-name="ce7" office:value-type="string">
            <text:p>ho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70000">
            <text:p>7000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epaules</text:p>
          </table:table-cell>
          <table:table-cell table:style-name="ce7" office:value-type="string">
            <text:p>ho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45000">
            <text:p>45000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7" office:value-type="string">
            <text:p>Epilation Definitive jambes entieres</text:p>
          </table:table-cell>
          <table:table-cell table:style-name="ce7" office:value-type="string">
            <text:p>homme</text:p>
          </table:table-cell>
          <table:table-cell table:style-name="ce7" office:value-type="float" office:value="105">
            <text:p>105</text:p>
          </table:table-cell>
          <table:table-cell table:style-name="ce7" office:value-type="string">
            <text:p>Epilation</text:p>
          </table:table-cell>
          <table:table-cell table:style-name="ce7" office:value-type="float" office:value="150000">
            <text:p>150000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7" office:value-type="string">
            <text:p>Voyage Balinais</text:p>
          </table:table-cell>
          <table:table-cell table:style-name="ce7" office:value-type="string">
            <text:p>Gommage aux sels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7" office:value-type="string">
            <text:p>Voyage sur la route Malaisie</text:p>
          </table:table-cell>
          <table:table-cell table:style-name="ce7" office:value-type="string">
            <text:p>Gommage aux sels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7" office:value-type="string">
            <text:p>Gommage au savon noir avec Gant Kessa</text:p>
          </table:table-cell>
          <table:table-cell table:style-name="ce7" office:value-type="string">
            <text:p>Gommage au savon noir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7" office:value-type="string">
            <text:p>Voyage Japonais</text:p>
          </table:table-cell>
          <table:table-cell table:style-name="ce7" office:value-type="string">
            <text:p>Gommage au sucre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au Beurre de Karité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au Rassoul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au Chocolat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au Miel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au Thé Vert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Provencal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aux Raisins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7" office:value-type="string">
            <text:p>Enveloppement aux Algues</text:p>
          </table:table-cell>
          <table:table-cell table:style-name="ce7" office:value-type="string">
            <text:p>Enveloppem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7" office:value-type="string">
            <text:p>Cellule M6 derniere generation</text:p>
          </table:table-cell>
          <table:table-cell table:style-name="ce7" office:value-type="string">
            <text:p>Specifiques Minceur</text:p>
          </table:table-cell>
          <table:table-cell table:style-name="ce7" office:value-type="float" office:value="35">
            <text:p>35</text:p>
          </table:table-cell>
          <table:table-cell table:style-name="ce7" office:value-type="string">
            <text:p>Corps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7" office:value-type="string">
            <text:p>Cellutec</text:p>
          </table:table-cell>
          <table:table-cell table:style-name="ce7" office:value-type="string">
            <text:p>Specifiques Minceur</text:p>
          </table:table-cell>
          <table:table-cell table:style-name="ce7" office:value-type="float" office:value="35">
            <text:p>35</text:p>
          </table:table-cell>
          <table:table-cell table:style-name="ce7" office:value-type="string">
            <text:p>Corps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7" office:value-type="string">
            <text:p>Icoone</text:p>
          </table:table-cell>
          <table:table-cell table:style-name="ce7" office:value-type="string">
            <text:p>Specifiques Minceur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Corps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7" office:value-type="string">
            <text:p>Cryocell par zone</text:p>
          </table:table-cell>
          <table:table-cell table:style-name="ce7" office:value-type="string">
            <text:p>Specifiques Minceur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Corps</text:p>
          </table:table-cell>
          <table:table-cell table:style-name="ce7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Relaxant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Massage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Relaxant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Mas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à la Bougie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Mas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aux Pierres Chaudes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Massage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Tonique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Mas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ayurvedique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Massage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à 4mains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Massage</text:p>
          </table:table-cell>
          <table:table-cell table:style-name="ce7"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7" office:value-type="string">
            <text:p>Massage du dos</text:p>
          </table:table-cell>
          <table:table-cell table:style-name="ce7"/>
          <table:table-cell table:style-name="ce7" office:value-type="float" office:value="30">
            <text:p>30</text:p>
          </table:table-cell>
          <table:table-cell table:style-name="ce7" office:value-type="string">
            <text:p>Massage</text:p>
          </table:table-cell>
          <table:table-cell table:style-name="ce7"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7" office:value-type="string">
            <text:p>Soin Jambes Lourdes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Massage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7" office:value-type="string">
            <text:p>Reflexologie Plantaire</text:p>
          </table:table-cell>
          <table:table-cell table:style-name="ce7" office:value-type="string">
            <text:p>Reflexologie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Mas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7" office:value-type="string">
            <text:p>Reflexologie Palmaire</text:p>
          </table:table-cell>
          <table:table-cell table:style-name="ce7" office:value-type="string">
            <text:p>Reflexologie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Massage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7" office:value-type="string">
            <text:p>Reflexologie Faciale</text:p>
          </table:table-cell>
          <table:table-cell table:style-name="ce7" office:value-type="string">
            <text:p>Reflexologie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Mas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Purifiant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Eclaircissant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Anti rides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Feuilles de collagene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Feuilles d'acide hyaluronique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Oriental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Oriental à l'Or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à L'oxygene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Specifique au Laser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Eclaircissant et Purifiant Acide</text:p>
          </table:table-cell>
          <table:table-cell table:style-name="ce7"/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ce7" office:value-type="string">
            <text:p>Soin du visage aux Feuilles d'Or</text:p>
          </table:table-cell>
          <table:table-cell table:style-name="ce7"/>
          <table:table-cell table:style-name="ce7" office:value-type="float" office:value="120">
            <text:p>120</text:p>
          </table:table-cell>
          <table:table-cell table:style-name="ce7" office:value-type="string">
            <text:p>Visage</text:p>
          </table:table-cell>
          <table:table-cell table:style-name="ce7" office:value-type="float" office:value="75000">
            <text:p>75000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7" office:value-type="string">
            <text:p>Star Vac Visage</text:p>
          </table:table-cell>
          <table:table-cell table:style-name="ce7" office:value-type="string">
            <text:p>Soin du visage Censeur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Vi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7" office:value-type="string">
            <text:p>Cellute Visage</text:p>
          </table:table-cell>
          <table:table-cell table:style-name="ce7" office:value-type="string">
            <text:p>Soin du visage Censeur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Vi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7" office:value-type="string">
            <text:p>Myo Lifting aux Pierres de Jade</text:p>
          </table:table-cell>
          <table:table-cell table:style-name="ce7" office:value-type="string">
            <text:p>Soin du visage Censeur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Visage</text:p>
          </table:table-cell>
          <table:table-cell table:style-name="ce7"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7" office:value-type="string">
            <text:p>Le Photorajeunissement à la Lumière Pulsée</text:p>
          </table:table-cell>
          <table:table-cell table:style-name="ce7" office:value-type="string">
            <text:p>Soin du visage Censeur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Visage</text:p>
          </table:table-cell>
          <table:table-cell table:style-name="ce7"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7" office:value-type="string">
            <text:p>Le Mésolift</text:p>
          </table:table-cell>
          <table:table-cell table:style-name="ce7" office:value-type="string">
            <text:p>Soin du visage Censeur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7" office:value-type="string">
            <text:p>Maquillage du Jour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Visage</text:p>
          </table:table-cell>
          <table:table-cell table:style-name="ce7"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style-name="ce7" office:value-type="string">
            <text:p>Maquillage du Soir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Visage</text:p>
          </table:table-cell>
          <table:table-cell table:style-name="ce7" office:value-type="float" office:value="18000">
            <text:p>18000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7" office:value-type="string">
            <text:p>Essayage Maquillage Mariée</text:p>
          </table:table-cell>
          <table:table-cell table:style-name="ce7"/>
          <table:table-cell table:style-name="ce7" office:value-type="float" office:value="45">
            <text:p>45</text:p>
          </table:table-cell>
          <table:table-cell table:style-name="ce7" office:value-type="string">
            <text:p>Visage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7" office:value-type="string">
            <text:p>Maquillage Mariée</text:p>
          </table:table-cell>
          <table:table-cell table:style-name="ce7"/>
          <table:table-cell table:style-name="ce7" office:value-type="float" office:value="60">
            <text:p>60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style-name="ce7" office:value-type="string">
            <text:p>Teinture Cils</text:p>
          </table:table-cell>
          <table:table-cell table:style-name="ce7" office:value-type="string">
            <text:p>Teinture et Faux Cils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7" office:value-type="string">
            <text:p>Teinture Sourcils</text:p>
          </table:table-cell>
          <table:table-cell table:style-name="ce7" office:value-type="string">
            <text:p>Teinture et Faux Cils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Visage</text:p>
          </table:table-cell>
          <table:table-cell table:style-name="ce7"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7" office:value-type="string">
            <text:p>Faux Cils</text:p>
          </table:table-cell>
          <table:table-cell table:style-name="ce7" office:value-type="string">
            <text:p>Teinture et Faux Cils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Visage</text:p>
          </table:table-cell>
          <table:table-cell table:style-name="ce7"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7" office:value-type="string">
            <text:p>Extension Cil à Cil</text:p>
          </table:table-cell>
          <table:table-cell table:style-name="ce7" office:value-type="string">
            <text:p>Teinture et Faux Cils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Visage</text:p>
          </table:table-cell>
          <table:table-cell table:style-name="ce7"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7" office:value-type="string">
            <text:p>Remplissage Sourcil</text:p>
          </table:table-cell>
          <table:table-cell table:style-name="ce7" office:value-type="string">
            <text:p>Tatouage Visage Semi Permanent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Corps</text:p>
          </table:table-cell>
          <table:table-cell table:style-name="ce7"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style-name="ce7" office:value-type="string">
            <text:p>Poil par Poil Sourcil</text:p>
          </table:table-cell>
          <table:table-cell table:style-name="ce7" office:value-type="string">
            <text:p>Tatouage Visage Semi Permanent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Corps</text:p>
          </table:table-cell>
          <table:table-cell table:style-name="ce7" office:value-type="float" office:value="125000">
            <text:p>125000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7" office:value-type="string">
            <text:p>Eye Liner</text:p>
          </table:table-cell>
          <table:table-cell table:style-name="ce7" office:value-type="string">
            <text:p>Tatouage Visage Semi Perman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0">
            <text:p>15000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7" office:value-type="string">
            <text:p>Contour Levres</text:p>
          </table:table-cell>
          <table:table-cell table:style-name="ce7" office:value-type="string">
            <text:p>Tatouage Visage Semi Perman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7" office:value-type="string">
            <text:p>Remplissage Levres</text:p>
          </table:table-cell>
          <table:table-cell table:style-name="ce7" office:value-type="string">
            <text:p>Tatouage Visage Semi Permanent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Corps</text:p>
          </table:table-cell>
          <table:table-cell table:style-name="ce7" office:value-type="float" office:value="75000">
            <text:p>75000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style-name="ce7" office:value-type="string">
            <text:p>Contour + Remplissage Levres</text:p>
          </table:table-cell>
          <table:table-cell table:style-name="ce7" office:value-type="string">
            <text:p>Tatouage Visage Semi Permanent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Corps</text:p>
          </table:table-cell>
          <table:table-cell table:style-name="ce7" office:value-type="float" office:value="150000">
            <text:p>15000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7" office:value-type="string">
            <text:p>Grain de Beauté</text:p>
          </table:table-cell>
          <table:table-cell table:style-name="ce7" office:value-type="string">
            <text:p>Tatouage Visage Semi Permanent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Corps</text:p>
          </table:table-cell>
          <table:table-cell table:style-name="ce7"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office:value-type="string">
            <text:p>Tatouage Corps</text:p>
          </table:table-cell>
          <table:table-cell table:style-name="ce7" table:number-columns-repeated="2"/>
          <table:table-cell table:style-name="ce7" office:value-type="string">
            <text:p>Corps</text:p>
          </table:table-cell>
          <table:table-cell table:style-name="ce7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7" office:value-type="string">
            <text:p>Nez</text:p>
          </table:table-cell>
          <table:table-cell table:style-name="ce7" office:value-type="string">
            <text:p>Piercing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Corps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style-name="ce7" office:value-type="string">
            <text:p>Nombril</text:p>
          </table:table-cell>
          <table:table-cell table:style-name="ce7" office:value-type="string">
            <text:p>Piercing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Corps</text:p>
          </table:table-cell>
          <table:table-cell table:style-name="ce7"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7" office:value-type="string">
            <text:p>Téton</text:p>
          </table:table-cell>
          <table:table-cell table:style-name="ce7" office:value-type="string">
            <text:p>Piercing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Corps</text:p>
          </table:table-cell>
          <table:table-cell table:style-name="ce7"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style-name="ce7" office:value-type="string">
            <text:p>Autre</text:p>
          </table:table-cell>
          <table:table-cell table:style-name="ce7" office:value-type="string">
            <text:p>Piercing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Corps</text:p>
          </table:table-cell>
          <table:table-cell table:style-name="ce7"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7" office:value-type="string">
            <text:p>Hammam Gommage Savon Noir Gant Kessa</text:p>
          </table:table-cell>
          <table:table-cell table:style-name="ce7" office:value-type="string">
            <text:p>Rituels Classiques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spa</text:p>
          </table:table-cell>
          <table:table-cell table:style-name="ce7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7" office:value-type="string">
            <text:p>Hammam Gommage Masque au Rassoul ou Karité</text:p>
          </table:table-cell>
          <table:table-cell table:style-name="ce7" office:value-type="string">
            <text:p>Rituels Classiques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spa</text:p>
          </table:table-cell>
          <table:table-cell table:style-name="ce7"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7" office:value-type="string">
            <text:p>Hammam Gommage Masque Miel</text:p>
          </table:table-cell>
          <table:table-cell table:style-name="ce7" office:value-type="string">
            <text:p>Rituels Classiques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spa</text:p>
          </table:table-cell>
          <table:table-cell table:style-name="ce7"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7" office:value-type="string">
            <text:p>Hammam Gommage Enveloppement Rassoul Massage 30mn</text:p>
          </table:table-cell>
          <table:table-cell table:style-name="ce7" office:value-type="string">
            <text:p>Rituels des delices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spa</text:p>
          </table:table-cell>
          <table:table-cell table:style-name="ce7" office:value-type="float" office:value="40000">
            <text:p>40000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7" office:value-type="string">
            <text:p>Hammam Gommage Enveloppement aux Miels de Fleurs Massage 30mn</text:p>
          </table:table-cell>
          <table:table-cell table:style-name="ce7" office:value-type="string">
            <text:p>Rituels aux Petales de Fleurs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spa</text:p>
          </table:table-cell>
          <table:table-cell table:style-name="ce7" office:value-type="float" office:value="40000">
            <text:p>4000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7" office:value-type="string">
            <text:p>Hammam Gommage Enveloppement aux Miels de Fleurs Massage 30mn Soin du visage Oriental aux 7 epices</text:p>
          </table:table-cell>
          <table:table-cell table:style-name="ce7" office:value-type="string">
            <text:p>Rituels Royal de Cleopatre</text:p>
          </table:table-cell>
          <table:table-cell table:style-name="ce7" office:value-type="float" office:value="150">
            <text:p>150</text:p>
          </table:table-cell>
          <table:table-cell table:style-name="ce7" office:value-type="string">
            <text:p>spa</text:p>
          </table:table-cell>
          <table:table-cell table:style-name="ce7" office:value-type="float" office:value="70000">
            <text:p>70000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7" office:value-type="string">
            <text:p>Hammam Gommage Enveloppement aux Miels de Fleurs Massage 45mn Soin du visage la Sultane à l'Or</text:p>
          </table:table-cell>
          <table:table-cell table:style-name="ce7" office:value-type="string">
            <text:p>Rituel des Pharaons</text:p>
          </table:table-cell>
          <table:table-cell table:style-name="ce7" office:value-type="float" office:value="180">
            <text:p>180</text:p>
          </table:table-cell>
          <table:table-cell table:style-name="ce7" office:value-type="string">
            <text:p>spa</text:p>
          </table:table-cell>
          <table:table-cell table:style-name="ce7" office:value-type="float" office:value="80000">
            <text:p>80000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Gommage à la poudre de riz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Corps</text:p>
          </table:table-cell>
          <table:table-cell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Gommage au savon noi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Corps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Soin Jambes Lourdes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Corps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Enveloppement Rassoul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orps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Enveloppement Minceu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orps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Massage Relaxant </text:p>
          </table:table-cell>
          <table:table-cell office:value-type="string">
            <text:p>Femmes</text:p>
          </table:table-cell>
          <table:table-cell office:value-type="float" office:value="45">
            <text:p>45</text:p>
          </table:table-cell>
          <table:table-cell office:value-type="string">
            <text:p>Massage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Massage Relaxant </text:p>
          </table:table-cell>
          <table:table-cell office:value-type="string">
            <text:p>Femmes </text:p>
          </table:table-cell>
          <table:table-cell office:value-type="float" office:value="60">
            <text:p>60</text:p>
          </table:table-cell>
          <table:table-cell office:value-type="string">
            <text:p>Massage</text:p>
          </table:table-cell>
          <table:table-cell office:value-type="float" office:value="18000">
            <text:p>18000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Massage Relaxant </text:p>
          </table:table-cell>
          <table:table-cell office:value-type="string">
            <text:p>Hommes</text:p>
          </table:table-cell>
          <table:table-cell office:value-type="float" office:value="45">
            <text:p>45</text:p>
          </table:table-cell>
          <table:table-cell office:value-type="string">
            <text:p>Massage</text:p>
          </table:table-cell>
          <table:table-cell office:value-type="float" office:value="17000">
            <text:p>17000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Massage Relaxant </text:p>
          </table:table-cell>
          <table:table-cell office:value-type="string">
            <text:p>Hommes</text:p>
          </table:table-cell>
          <table:table-cell office:value-type="float" office:value="60">
            <text:p>60</text:p>
          </table:table-cell>
          <table:table-cell office:value-type="string">
            <text:p>Massage</text:p>
          </table:table-cell>
          <table:table-cell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string">
            <text:p>Massage Du Dos 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ssage</text:p>
          </table:table-cell>
          <table:table-cell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Massage Tonique</text:p>
          </table:table-cell>
          <table:table-cell office:value-type="string">
            <text:p>Femmes</text:p>
          </table:table-cell>
          <table:table-cell office:value-type="float" office:value="60">
            <text:p>60</text:p>
          </table:table-cell>
          <table:table-cell office:value-type="string">
            <text:p>Massage</text:p>
          </table:table-cell>
          <table:table-cell office:value-type="float" office:value="18000">
            <text:p>18000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string">
            <text:p>Massage Tonique</text:p>
          </table:table-cell>
          <table:table-cell office:value-type="string">
            <text:p>Femmes </text:p>
          </table:table-cell>
          <table:table-cell office:value-type="float" office:value="90">
            <text:p>90</text:p>
          </table:table-cell>
          <table:table-cell office:value-type="string">
            <text:p>Massage</text:p>
          </table:table-cell>
          <table:table-cell office:value-type="float" office:value="22000">
            <text:p>2200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string">
            <text:p>Massage Tonique</text:p>
          </table:table-cell>
          <table:table-cell office:value-type="string">
            <text:p>Hommes</text:p>
          </table:table-cell>
          <table:table-cell office:value-type="float" office:value="60">
            <text:p>60</text:p>
          </table:table-cell>
          <table:table-cell office:value-type="string">
            <text:p>Massage</text:p>
          </table:table-cell>
          <table:table-cell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Massage Tonique</text:p>
          </table:table-cell>
          <table:table-cell office:value-type="string">
            <text:p>Hommes</text:p>
          </table:table-cell>
          <table:table-cell office:value-type="float" office:value="90">
            <text:p>90</text:p>
          </table:table-cell>
          <table:table-cell office:value-type="string">
            <text:p>Massage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Massage Drainant</text:p>
          </table:table-cell>
          <table:table-cell office:value-type="string">
            <text:p>Amincissant</text:p>
          </table:table-cell>
          <table:table-cell office:value-type="float" office:value="90">
            <text:p>90</text:p>
          </table:table-cell>
          <table:table-cell office:value-type="string">
            <text:p>Massage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Massage Post / Prenatal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Massage</text:p>
          </table:table-cell>
          <table:table-cell office:value-type="float" office:value="22000">
            <text:p>2200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Traitement des Taches </text:p>
          </table:table-cell>
          <table:table-cell office:value-type="string">
            <text:p>Pigmentaires PL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Traitement de Couperose</text:p>
          </table:table-cell>
          <table:table-cell office:value-type="string">
            <text:p>Varicosites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Grain de beauté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Visage</text:p>
          </table:table-cell>
          <table:table-cell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Sourcils Ombrage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90000">
            <text:p>9000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string">
            <text:p>Sourcils Ombrage</text:p>
          </table:table-cell>
          <table:table-cell office:value-type="string">
            <text:p>poil à poil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125000">
            <text:p>12500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string">
            <text:p>Remplissage Sourcils</text:p>
          </table:table-cell>
          <table:table-cell office:value-type="string">
            <text:p>ombrage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75000">
            <text:p>7500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Eye Liner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80000">
            <text:p>8000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string">
            <text:p>Levres Contou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Visage</text:p>
          </table:table-cell>
          <table:table-cell office:value-type="float" office:value="75000">
            <text:p>7500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string">
            <text:p>Levres Contour</text:p>
          </table:table-cell>
          <table:table-cell office:value-type="string">
            <text:p>avec remplissage</text:p>
          </table:table-cell>
          <table:table-cell office:value-type="float" office:value="90">
            <text:p>90</text:p>
          </table:table-cell>
          <table:table-cell office:value-type="string">
            <text:p>Visage</text:p>
          </table:table-cell>
          <table:table-cell office:value-type="float" office:value="150000">
            <text:p>15000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string">
            <text:p>Tatouage Corps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Visag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string">
            <text:p>Microblading </text:p>
          </table:table-cell>
          <table:table-cell office:value-type="string">
            <text:p>poil à poil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string">
            <text:p>Maquillage Jour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Maquillage Jour</text:p>
          </table:table-cell>
          <table:table-cell office:value-type="string">
            <text:p>avec deplacement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Maquillage Soir</text:p>
          </table:table-cell>
          <table:table-cell office:value-type="string">
            <text:p>ou ceremonie avec contouring</text:p>
          </table:table-cell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Maquillage Soir</text:p>
          </table:table-cell>
          <table:table-cell office:value-type="string">
            <text:p>ou ceremonie avec contouring avec deplacement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string">
            <text:p>Maquillage Mariée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string">
            <text:p>Maquillage Mariée</text:p>
          </table:table-cell>
          <table:table-cell office:value-type="string">
            <text:p>avec deplacement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string">
            <text:p>Cours de Maquillage</text:p>
          </table:table-cell>
          <table:table-cell office:value-type="string">
            <text:p>avec materiel personnel</text:p>
          </table:table-cell>
          <table:table-cell office:value-type="float" office:value="30">
            <text:p>30</text:p>
          </table:table-cell>
          <table:table-cell office:value-type="string">
            <text:p>Visage</text:p>
          </table:table-cell>
          <table:table-cell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Cours de Maquillage</text:p>
          </table:table-cell>
          <table:table-cell office:value-type="string">
            <text:p>avec materiel personnel</text:p>
          </table:table-cell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string">
            <text:p>Pose Cils Simples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Visage</text:p>
          </table:table-cell>
          <table:table-cell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string">
            <text:p>Extension Cils Naturels</text:p>
          </table:table-cell>
          <table:table-cell office:value-type="string">
            <text:p>cils par cils regard light</text:p>
          </table:table-cell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>
            <text:p>Extension Cils Naturels</text:p>
          </table:table-cell>
          <table:table-cell office:value-type="string">
            <text:p>cils par cils regard intense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75000">
            <text:p>75000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Extension Cils Naturels</text:p>
          </table:table-cell>
          <table:table-cell office:value-type="string">
            <text:p>cils par cils regard ruse (regard Star)</text:p>
          </table:table-cell>
          <table:table-cell office:value-type="float" office:value="65">
            <text:p>65</text:p>
          </table:table-cell>
          <table:table-cell office:value-type="string">
            <text:p>Visage</text:p>
          </table:table-cell>
          <table:table-cell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string">
            <text:p>Rehaussement Cils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Visage</text:p>
          </table:table-cell>
          <table:table-cell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Rehaussement Cils + Teinture 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65000">
            <text:p>65000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string">
            <text:p>Visag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Epilation</text:p>
          </table:table-cell>
          <table:table-cell office:value-type="float" office:value="9000">
            <text:p>9000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string">
            <text:p>Sourcil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Epilation</text:p>
          </table:table-cell>
          <table:table-cell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string">
            <text:p>Levres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pilation</text:p>
          </table:table-cell>
          <table:table-cell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string">
            <text:p>Mento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pilation</text:p>
          </table:table-cell>
          <table:table-cell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string">
            <text:p>1/2 Jambe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Epilation</text:p>
          </table:table-cell>
          <table:table-cell office:value-type="float" office:value="7000">
            <text:p>7000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Jambes Completes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Epilation</text:p>
          </table:table-cell>
          <table:table-cell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string">
            <text:p>Aisselle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Epilation</text:p>
          </table:table-cell>
          <table:table-cell office:value-type="float" office:value="6000">
            <text:p>6000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Maillot Simple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Epilation</text:p>
          </table:table-cell>
          <table:table-cell office:value-type="float" office:value="6000">
            <text:p>6000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Maillot Bresilien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pilation</text:p>
          </table:table-cell>
          <table:table-cell office:value-type="float" office:value="8000">
            <text:p>8000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string">
            <text:p>Maillot Integral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Epilation</text:p>
          </table:table-cell>
          <table:table-cell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string">
            <text:p>Bra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Epilation</text:p>
          </table:table-cell>
          <table:table-cell office:value-type="float" office:value="8000">
            <text:p>8000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Epilation</text:p>
          </table:table-cell>
          <table:table-cell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string">
            <text:p>Torse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Epilation</text:p>
          </table:table-cell>
          <table:table-cell office:value-type="float" office:value="12000">
            <text:p>12000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string">
            <text:p>Fesses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pilation</text:p>
          </table:table-cell>
          <table:table-cell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string">
            <text:p>Bas du Dos 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pilation</text:p>
          </table:table-cell>
          <table:table-cell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string">
            <text:p>Formule 1</text:p>
          </table:table-cell>
          <table:table-cell office:value-type="string">
            <text:p>1/2 Jambes + Maillot Simple + Aisselle</text:p>
          </table:table-cell>
          <table:table-cell office:value-type="float" office:value="40">
            <text:p>40</text:p>
          </table:table-cell>
          <table:table-cell office:value-type="string">
            <text:p>Epilation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string">
            <text:p>Formule 2</text:p>
          </table:table-cell>
          <table:table-cell office:value-type="string">
            <text:p>Jambes Completes + Maillot Simple + Aisselle</text:p>
          </table:table-cell>
          <table:table-cell office:value-type="float" office:value="50">
            <text:p>50</text:p>
          </table:table-cell>
          <table:table-cell office:value-type="string">
            <text:p>Epilation</text:p>
          </table:table-cell>
          <table:table-cell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Formule 3</text:p>
          </table:table-cell>
          <table:table-cell office:value-type="string">
            <text:p>Epilation Complete visage et corps</text:p>
          </table:table-cell>
          <table:table-cell office:value-type="float" office:value="70">
            <text:p>70</text:p>
          </table:table-cell>
          <table:table-cell office:value-type="string">
            <text:p>Epilation</text:p>
          </table:table-cell>
          <table:table-cell office:value-type="float" office:value="40000">
            <text:p>40000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string">
            <text:p>Formule 4</text:p>
          </table:table-cell>
          <table:table-cell office:value-type="string">
            <text:p>Epilation Complete corps</text:p>
          </table:table-cell>
          <table:table-cell office:value-type="float" office:value="70">
            <text:p>70</text:p>
          </table:table-cell>
          <table:table-cell office:value-type="string">
            <text:p>Epilation</text:p>
          </table:table-cell>
          <table:table-cell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string">
            <text:p>Pressotherapie Ventre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Corps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string">
            <text:p>Pressotherapie Bras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Corps</text:p>
          </table:table-cell>
          <table:table-cell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string">
            <text:p>Pressotherapie Jambes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Corps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string">
            <text:p>Pressotherapie Jambes</text:p>
          </table:table-cell>
          <table:table-cell office:value-type="string">
            <text:p>Forfait 10 seances (2seances offertes)</text:p>
          </table:table-cell>
          <table:table-cell office:value-type="float" office:value="90">
            <text:p>90</text:p>
          </table:table-cell>
          <table:table-cell office:value-type="string">
            <text:p>Corps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string">
            <text:p>Pressotherapie Jambes Ventre</text:p>
          </table:table-cell>
          <table:table-cell office:value-type="string">
            <text:p>Forfait 10 seances (2seances offertes)</text:p>
          </table:table-cell>
          <table:table-cell office:value-type="float" office:value="90">
            <text:p>90</text:p>
          </table:table-cell>
          <table:table-cell office:value-type="string">
            <text:p>Corps</text:p>
          </table:table-cell>
          <table:table-cell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string">
            <text:p>Pressotherapie Jambes Ventre Bras</text:p>
          </table:table-cell>
          <table:table-cell office:value-type="string">
            <text:p>Forfait 10 seances (2seances offertes)</text:p>
          </table:table-cell>
          <table:table-cell office:value-type="float" office:value="90">
            <text:p>90</text:p>
          </table:table-cell>
          <table:table-cell office:value-type="string">
            <text:p>Corps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string">
            <text:p>Forfait Detente</text:p>
          </table:table-cell>
          <table:table-cell office:value-type="string">
            <text:p>Gommage Massage Relaxant</text:p>
          </table:table-cell>
          <table:table-cell office:value-type="float" office:value="75">
            <text:p>75</text:p>
          </table:table-cell>
          <table:table-cell office:value-type="string">
            <text:p>Corps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string">
            <text:p>Forfait Nettoyage Profond</text:p>
          </table:table-cell>
          <table:table-cell office:value-type="string">
            <text:p>Gommage au Savon Noir + Enveloppement</text:p>
          </table:table-cell>
          <table:table-cell office:value-type="float" office:value="60">
            <text:p>60</text:p>
          </table:table-cell>
          <table:table-cell office:value-type="string">
            <text:p>Corps</text:p>
          </table:table-cell>
          <table:table-cell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string">
            <text:p>Forfait Omael </text:p>
          </table:table-cell>
          <table:table-cell office:value-type="string">
            <text:p>Gommage + Enveloppement + Massage Relaxant</text:p>
          </table:table-cell>
          <table:table-cell office:value-type="float" office:value="120">
            <text:p>120</text:p>
          </table:table-cell>
          <table:table-cell office:value-type="string">
            <text:p>Corps</text:p>
          </table:table-cell>
          <table:table-cell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string">
            <text:p>Cure de 5 à 10 seances</text:p>
          </table:table-cell>
          <table:table-cell office:value-type="string">
            <text:p>Massage Amincissant ou drainant</text:p>
          </table:table-cell>
          <table:table-cell office:value-type="float" office:value="60">
            <text:p>60</text:p>
          </table:table-cell>
          <table:table-cell office:value-type="string">
            <text:p>Corps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string">
            <text:p>Manucure Tied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ins &amp; Pieds</text:p>
          </table:table-cell>
          <table:table-cell office:value-type="float" office:value="7000">
            <text:p>7000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string">
            <text:p>Beauté des Pieds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ins &amp; Pieds</text:p>
          </table:table-cell>
          <table:table-cell office:value-type="float" office:value="9000">
            <text:p>9000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string">
            <text:p>Manucure &amp; Beauté des pieds 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Mains &amp; Pieds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string">
            <text:p>Pose Vernis Permanent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ins &amp; Pieds</text:p>
          </table:table-cell>
          <table:table-cell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string">
            <text:p>Pose Faux Ongles Simples + Vernis Simple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ains &amp; Pieds</text:p>
          </table:table-cell>
          <table:table-cell office:value-type="float" office:value="5000">
            <text:p>500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string">
            <text:p>Pose Ongles avec Resine / Gel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Mains &amp; Pieds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string">
            <text:p>Manucure + Poses Ongles + Vernis Permanent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Mains &amp; Pieds</text:p>
          </table:table-cell>
          <table:table-cell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string">
            <text:p>Manucure +Beauté Pieds + Vernis Permanent 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Mains &amp; Pieds</text:p>
          </table:table-cell>
          <table:table-cell office:value-type="float" office:value="22000">
            <text:p>22000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Tatouages de moins 5cm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orps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string">
            <text:p>Tatouages de plus 5cm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orps</text:p>
          </table:table-cell>
          <table:table-cell office:value-type="float" office:value="90000">
            <text:p>90000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string">
            <text:p>Tatouages de plus 10cm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Corps</text:p>
          </table:table-cell>
          <table:table-cell office:value-type="float" office:value="180000">
            <text:p>180000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string">
            <text:p>Intersourcils</text:p>
          </table:table-cell>
          <table:table-cell office:value-type="string">
            <text:p>Epilation au Laser</text:p>
          </table:table-cell>
          <table:table-cell office:value-type="float" office:value="45">
            <text:p>45</text:p>
          </table:table-cell>
          <table:table-cell office:value-type="string">
            <text:p>Epilation</text:p>
          </table:table-cell>
          <table:table-cell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string">
            <text:p>Levres Superieures</text:p>
          </table:table-cell>
          <table:table-cell office:value-type="string">
            <text:p>Epilation au Laser</text:p>
          </table:table-cell>
          <table:table-cell office:value-type="float" office:value="45">
            <text:p>45</text:p>
          </table:table-cell>
          <table:table-cell office:value-type="string">
            <text:p>Epilation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string">
            <text:p>Aisselles</text:p>
          </table:table-cell>
          <table:table-cell office:value-type="string">
            <text:p>Epilation au Laser</text:p>
          </table:table-cell>
          <table:table-cell office:value-type="float" office:value="60">
            <text:p>60</text:p>
          </table:table-cell>
          <table:table-cell office:value-type="string">
            <text:p>Epilation</text:p>
          </table:table-cell>
          <table:table-cell office:value-type="float" office:value="30000">
            <text:p>30000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string">
            <text:p>Maillot Classique</text:p>
          </table:table-cell>
          <table:table-cell office:value-type="string">
            <text:p>Epilation au Laser</text:p>
          </table:table-cell>
          <table:table-cell office:value-type="float" office:value="60">
            <text:p>60</text:p>
          </table:table-cell>
          <table:table-cell office:value-type="string">
            <text:p>Epilation</text:p>
          </table:table-cell>
          <table:table-cell office:value-type="float" office:value="35000">
            <text:p>35000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string">
            <text:p>Maillot Echancré</text:p>
          </table:table-cell>
          <table:table-cell office:value-type="string">
            <text:p>Epilation au Laser</text:p>
          </table:table-cell>
          <table:table-cell office:value-type="float" office:value="60">
            <text:p>60</text:p>
          </table:table-cell>
          <table:table-cell office:value-type="string">
            <text:p>Epilation</text:p>
          </table:table-cell>
          <table:table-cell office:value-type="float" office:value="45000">
            <text:p>45000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string">
            <text:p>Maillot Bresilien</text:p>
          </table:table-cell>
          <table:table-cell office:value-type="string">
            <text:p>Epilation au Laser</text:p>
          </table:table-cell>
          <table:table-cell office:value-type="float" office:value="60">
            <text:p>60</text:p>
          </table:table-cell>
          <table:table-cell office:value-type="string">
            <text:p>Epilation</text:p>
          </table:table-cell>
          <table:table-cell office:value-type="float" office:value="65000">
            <text:p>6500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string">
            <text:p>Maillot Integral</text:p>
          </table:table-cell>
          <table:table-cell office:value-type="string">
            <text:p>Epilation au Laser</text:p>
          </table:table-cell>
          <table:table-cell office:value-type="float" office:value="60">
            <text:p>60</text:p>
          </table:table-cell>
          <table:table-cell office:value-type="string">
            <text:p>Epilation</text:p>
          </table:table-cell>
          <table:table-cell office:value-type="float" office:value="80000">
            <text:p>80000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vant Bras</text:p>
          </table:table-cell>
          <table:table-cell office:value-type="string">
            <text:p>Epilation au Laser</text:p>
          </table:table-cell>
          <table:table-cell office:value-type="float" office:value="60">
            <text:p>60</text:p>
          </table:table-cell>
          <table:table-cell office:value-type="string">
            <text:p>Epilation</text:p>
          </table:table-cell>
          <table:table-cell office:value-type="float" office:value="55000">
            <text:p>55000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string">
            <text:p>1/2 Jambes genous et pieds inclus</text:p>
          </table:table-cell>
          <table:table-cell office:value-type="string">
            <text:p>Epilation au Laser</text:p>
          </table:table-cell>
          <table:table-cell office:value-type="float" office:value="90">
            <text:p>90</text:p>
          </table:table-cell>
          <table:table-cell office:value-type="string">
            <text:p>Epilation</text:p>
          </table:table-cell>
          <table:table-cell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string">
            <text:p>Cuisses</text:p>
          </table:table-cell>
          <table:table-cell office:value-type="string">
            <text:p>Epilation au Laser</text:p>
          </table:table-cell>
          <table:table-cell office:value-type="float" office:value="90">
            <text:p>90</text:p>
          </table:table-cell>
          <table:table-cell office:value-type="string">
            <text:p>Epilation</text:p>
          </table:table-cell>
          <table:table-cell office:value-type="float" office:value="125000">
            <text:p>125000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string">
            <text:p>Jambes Entieres pieds inclus</text:p>
          </table:table-cell>
          <table:table-cell office:value-type="string">
            <text:p>Epilation au Laser</text:p>
          </table:table-cell>
          <table:table-cell office:value-type="float" office:value="90">
            <text:p>90</text:p>
          </table:table-cell>
          <table:table-cell office:value-type="string">
            <text:p>Epilation</text:p>
          </table:table-cell>
          <table:table-cell office:value-type="float" office:value="185000">
            <text:p>185000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string">
            <text:p>Maillot Classique.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45000">
            <text:p>45000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string">
            <text:p>Maillot Classique.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65000">
            <text:p>65000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string">
            <text:p>Maillot Classique.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75000">
            <text:p>75000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string">
            <text:p>Maillot Classique.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90000">
            <text:p>90000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string">
            <text:p>1/2 Jambes + Maillot Classique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130000">
            <text:p>130000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string">
            <text:p>1/2 Jambes + Maillot Echancré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160000">
            <text:p>160000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1/2 Jambes + Maillot Bresilien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170000">
            <text:p>170000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string">
            <text:p>1/2 Jambes + Maillot Integral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180000">
            <text:p>180000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string">
            <text:p>Jambes + Maillot Classique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230000">
            <text:p>230000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string">
            <text:p>Jambes + Maillot Echancré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245000">
            <text:p>245000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string">
            <text:p>Jambes + Maillot Bresilien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250000">
            <text:p>250000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string">
            <text:p>Jambes + Maillot Integral + Aisselles</text:p>
          </table:table-cell>
          <table:table-cell office:value-type="string">
            <text:p>Epilation au Laser</text:p>
          </table:table-cell>
          <table:table-cell office:value-type="float" office:value="120">
            <text:p>120</text:p>
          </table:table-cell>
          <table:table-cell office:value-type="string">
            <text:p>Epilation</text:p>
          </table:table-cell>
          <table:table-cell office:value-type="float" office:value="270000">
            <text:p>27000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string">
            <text:p>Soin Jeune 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15000">
            <text:p>15000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string">
            <text:p>Soin Classique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Visage</text:p>
          </table:table-cell>
          <table:table-cell office:value-type="float" office:value="17000">
            <text:p>17000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string">
            <text:p>Soin Eclaircissant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Visage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string">
            <text:p>Soin Specifique</text:p>
          </table:table-cell>
          <table:table-cell office:value-type="string">
            <text:p>avec ampoules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22000">
            <text:p>22000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string">
            <text:p>Forfait 4 Seances</text:p>
          </table:table-cell>
          <table:table-cell office:value-type="string">
            <text:p>soins specifiques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80000">
            <text:p>80000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string">
            <text:p>Forfait 4 Seances</text:p>
          </table:table-cell>
          <table:table-cell office:value-type="string">
            <text:p>soins eclaircissant </text:p>
          </table:table-cell>
          <table:table-cell office:value-type="float" office:value="60">
            <text:p>60</text:p>
          </table:table-cell>
          <table:table-cell office:value-type="string">
            <text:p>Visage</text:p>
          </table:table-cell>
          <table:table-cell office:value-type="float" office:value="90000">
            <text:p>90000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7" table:number-columns-repeated="5"/>
          <table:table-cell table:number-columns-repeated="1017"/>
        </table:table-row>
        <table:table-row table:style-name="ro1" table:number-rows-repeated="82">
          <table:table-cell table:number-columns-repeated="2"/>
          <table:table-cell table:style-name="ce7" table:number-columns-repeated="2"/>
          <table:table-cell/>
          <table:table-cell table:style-name="ce7" table:number-columns-repeated="2"/>
          <table:table-cell table:number-columns-repeated="1017"/>
        </table:table-row>
        <table:table-row table:style-name="ro1" table:number-rows-repeated="17">
          <table:table-cell table:number-columns-repeated="2"/>
          <table:table-cell table:style-name="ce4"/>
          <table:table-cell table:number-columns-repeated="3"/>
          <table:table-cell table:style-name="ce9"/>
          <table:table-cell table:number-columns-repeated="1017"/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2"/>
          <table:table-cell table:style-name="ce9" table:number-columns-repeated="2"/>
          <table:table-cell table:number-columns-repeated="1017"/>
        </table:table-row>
        <table:table-row table:style-name="ro1" table:number-rows-repeated="21">
          <table:table-cell table:number-columns-repeated="2"/>
          <table:table-cell table:style-name="ce4"/>
          <table:table-cell table:number-columns-repeated="3"/>
          <table:table-cell table:style-name="ce9"/>
          <table:table-cell table:number-columns-repeated="1017"/>
        </table:table-row>
        <table:table-row table:style-name="ro1" table:number-rows-repeated="65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" table:style-name="ta5" table:print="false">
        <table:table-column table:style-name="co1" table:number-columns-repeated="26" table:default-cell-style-name="Excel_20_Built-in_20_Normal_20_1"/>
        <table:table-column table:style-name="co7" table:number-columns-repeated="998" table:default-cell-style-name="Excel_20_Built-in_20_Normal_20_1"/>
        <table:table-row table:style-name="ro1">
          <table:table-cell table:style-name="ce24" office:value-type="string">
            <text:p>role_id</text:p>
          </table:table-cell>
          <table:table-cell table:style-name="ce26" office:value-type="string">
            <text:p>user_id</text:p>
          </table:table-cell>
          <table:table-cell table:style-name="ce26" office:value-type="string">
            <text:p>salon_id</text:p>
          </table:table-cell>
          <table:table-cell table:style-name="ce27" office:value-type="string">
            <text:p>role</text:p>
          </table:table-cell>
          <table:table-cell table:number-columns-repeated="1020"/>
        </table:table-row>
        <table:table-row table:style-name="ro1">
          <table:table-cell table:style-name="ce25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8" office:value-type="string">
            <text:p>Owner</text:p>
          </table:table-cell>
          <table:table-cell table:number-columns-repeated="1020"/>
        </table:table-row>
        <table:table-row table:style-name="ro1">
          <table:table-cell table:style-name="ce25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8" office:value-type="string">
            <text:p>Owner</text:p>
          </table:table-cell>
          <table:table-cell table:number-columns-repeated="1020"/>
        </table:table-row>
        <table:table-row table:style-name="ro1">
          <table:table-cell table:style-name="ce25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4">
            <text:p>4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6">
            <text:p>6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8">
            <text:p>8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10">
            <text:p>1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11">
            <text:p>1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12">
            <text:p>1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2">
            <text:p>2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>
          <table:table-cell table:style-name="ce25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2">
            <text:p>2</text:p>
          </table:table-cell>
          <table:table-cell table:style-name="ce28" office:value-type="string">
            <text:p>Employee</text:p>
          </table:table-cell>
          <table:table-cell table:number-columns-repeated="1020"/>
        </table:table-row>
        <table:table-row table:style-name="ro1" table:number-rows-repeated="34">
          <table:table-cell table:style-name="ce25"/>
          <table:table-cell table:style-name="ce16" table:number-columns-repeated="2"/>
          <table:table-cell table:style-name="ce28"/>
          <table:table-cell table:number-columns-repeated="1020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 table:number-rows-repeated="95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tos" table:style-name="ta6" table:print="false">
        <office:forms form:automatic-focus="false" form:apply-design-mode="false"/>
        <table:table-column table:style-name="co1" table:number-columns-repeated="2" table:default-cell-style-name="Excel_20_Built-in_20_Normal_20_1"/>
        <table:table-column table:style-name="co16" table:default-cell-style-name="Excel_20_Built-in_20_Normal_20_1"/>
        <table:table-column table:style-name="co17" table:default-cell-style-name="Excel_20_Built-in_20_Normal_20_1"/>
        <table:table-column table:style-name="co1" table:number-columns-repeated="22" table:default-cell-style-name="Excel_20_Built-in_20_Normal_20_1"/>
        <table:table-column table:style-name="co7" table:number-columns-repeated="998" table:default-cell-style-name="Excel_20_Built-in_20_Normal_20_1"/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salon_id</text:p>
          </table:table-cell>
          <table:table-cell table:style-name="ce10" office:value-type="string">
            <text:p>photo_url</text:p>
          </table:table-cell>
          <table:table-cell office:value-type="string">
            <text:p>Must have the photo file in "app/assets/images" folder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aquarev.jpg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Omael_Beauty.jpg</text:p>
          </table:table-cell>
          <table:table-cell table:number-columns-repeated="1021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31/05/2019</text:date>, <text:time>13:0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lons" style:display-name="PageStyle_sal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ingHours" style:display-name="PageStyle_openingHo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ces" style:display-name="PageStyle_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" style:display-name="PageStyle_ro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tos" style:display-name="PageStyle_pho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1T13:05:01.34</dc:date>
    <dc:creator>Oussama diyab</dc:creator>
    <meta:document-statistic meta:table-count="6" meta:cell-count="1717" meta:object-count="0"/>
    <meta:generator>OpenOffice/4.1.6$Win32 OpenOffice.org_project/416m1$Build-9790</meta:generator>
  </office:meta>
</office:document-meta>
</file>